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c0544" officeooo:paragraph-rsid="001c0544"/>
    </style:style>
    <style:style style:name="P2" style:family="paragraph" style:parent-style-name="Standard">
      <style:text-properties fo:color="#000000" officeooo:rsid="0019935e" officeooo:paragraph-rsid="001c0544"/>
    </style:style>
    <style:style style:name="P3" style:family="paragraph" style:parent-style-name="Standard">
      <style:text-properties fo:color="#000000" officeooo:rsid="001c0544" officeooo:paragraph-rsid="001c0544"/>
    </style:style>
    <style:style style:name="P4" style:family="paragraph" style:parent-style-name="Standard">
      <style:text-properties fo:color="#000000" officeooo:rsid="001c0544" officeooo:paragraph-rsid="001c0544"/>
    </style:style>
    <style:style style:name="T1" style:family="text">
      <style:text-properties officeooo:rsid="001c0544"/>
    </style:style>
    <style:style style:name="T2" style:family="text">
      <style:text-properties officeooo:rsid="001c36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ueva plantilla de ataques</text:p>
      <text:p text:style-name="P1"/>
      <text:p text:style-name="P1">Especial:</text:p>
      <text:p text:style-name="P2"><text:s text:c="2"/>Guerrero →<text:span text:style-name="T1"> </text:span><text:s/>Mandoble <text:span text:style-name="T1">antipicaros </text:span></text:p>
      <text:p text:style-name="P2"><text:s text:c="2"/><text:span text:style-name="T1">Picaro → </text:span>Puñadala trapera</text:p>
      <text:p text:style-name="P3"><text:s text:c="2"/>Arquero → Flechas antimagia </text:p>
      <text:p text:style-name="P3"><text:s text:c="2"/>Mago → Congelar pies</text:p>
      <text:p text:style-name="P2"/>
      <text:p text:style-name="P3"><text:span text:style-name="T1">T</text:span>odos meten <text:span text:style-name="T2">2</text:span>0 de daño <text:span text:style-name="T2">y si es su counter +2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1T10:51:47.520000000</meta:creation-date>
    <dc:date>2013-12-12T14:15:33.386000000</dc:date>
    <meta:editing-duration>P0D</meta:editing-duration>
    <meta:editing-cycles>2</meta:editing-cycles>
    <meta:generator>LibreOffice/4.1.1.2$Windows_x86 LibreOffice_project/7e4286b58adc75a14f6d83f53a03b6c11fa2903</meta:generator>
    <meta:document-statistic meta:table-count="0" meta:image-count="0" meta:object-count="0" meta:page-count="1" meta:paragraph-count="7" meta:word-count="32" meta:character-count="194" meta:non-whitespace-character-count="158"/>
  </office:meta>
</office:document-meta>
</file>